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fcf5b" officeooo:paragraph-rsid="000fcf5b"/>
    </style:style>
    <style:style style:name="P2" style:family="paragraph" style:parent-style-name="Standard">
      <style:paragraph-properties fo:text-align="center" style:justify-single-word="false"/>
      <style:text-properties officeooo:rsid="000fcf5b" officeooo:paragraph-rsid="000fcf5b"/>
    </style:style>
    <style:style style:name="P3" style:family="paragraph" style:parent-style-name="Standard">
      <style:paragraph-properties fo:text-align="start" style:justify-single-word="false"/>
      <style:text-properties officeooo:rsid="001054c3" officeooo:paragraph-rsid="0010c9cf"/>
    </style:style>
    <style:style style:name="P4" style:family="paragraph" style:parent-style-name="Standard">
      <style:paragraph-properties fo:text-align="start" style:justify-single-word="false"/>
      <style:text-properties officeooo:rsid="001054c3" officeooo:paragraph-rsid="0010c9cf"/>
    </style:style>
    <style:style style:name="T1" style:family="text">
      <style:text-properties officeooo:rsid="0010c9cf"/>
    </style:style>
    <style:style style:name="T2" style:family="text">
      <style:text-properties officeooo:rsid="001183fe"/>
    </style:style>
    <style:style style:name="T3" style:family="text">
      <style:text-properties officeooo:rsid="0015d992"/>
    </style:style>
    <style:style style:name="T4" style:family="text">
      <style:text-properties fo:font-style="italic" officeooo:rsid="0016aec9" style:font-style-asian="italic" style:font-style-complex="italic"/>
    </style:style>
    <style:style style:name="T5" style:family="text">
      <style:text-properties fo:font-style="normal" officeooo:rsid="0016aec9" style:font-style-asian="normal" style:font-style-complex="normal"/>
    </style:style>
    <style:style style:name="T6" style:family="text">
      <style:text-properties fo:font-style="normal" officeooo:rsid="00183403" style:font-style-asian="normal" style:font-style-complex="normal"/>
    </style:style>
    <style:style style:name="T7" style:family="text">
      <style:text-properties fo:font-style="normal" officeooo:rsid="0018f6a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swjfwmeng Vang</text:p>
      <text:p text:style-name="P1">Professor Leary</text:p>
      <text:p text:style-name="P1">FNS 210</text:p>
      <text:p text:style-name="P1">October 3, 2019</text:p>
      <text:p text:style-name="P2">Journal Entry 3:</text:p>
      <text:p text:style-name="P2">Disney’s Pocahontas</text:p>
      <text:p text:style-name="P3"><text:tab/>I still remember watching Pocahontas as a child. I remember the colors of the wind that would come from time to time in the movie. I also remember the unforgetable Grandmother Willow. I also oddly remember Pocahontas’ figure <text:span text:style-name="T1">since I watched the movie as a child</text:span>. Till this day, I recgonize <text:span text:style-name="T1">her </text:span>tall, slim, and slightly-seductive body figure <text:span text:style-name="T1">on successful modles, actresses, and other “beautiful” women in society. After rewatching Pocahontas as a 21 year old college student, I’ve felt uncomfortable about how Pocahontas was portrayed in the film through the visual and idealist aspects. When I watched the film, I picked up an unsettling, subtle sexual tone. Throughout the film, I observed her movements and the way she feels certain objects. For an example, there are multiple close-up shots of Pocahantas and the wind caressing her neck, hair, and face. Another example would be the literal and </text:span></text:p>
      <text:p text:style-name="P3"><text:tab/><text:span text:style-name="T2">In class, we discussed that Disney’s goal isn’t to be historically accurate, but rather to be entertaining instead. They make stories for their customers to binge consume over and over again. Also, in class we brought up the young-female demographic is most likely what they’re aiming for. With that said, it brings up some redflags about the content that is being fed to these young-females, especially if the content is relative to historical events.</text:span></text:p>
      <text:p text:style-name="P3"><text:tab/><text:span text:style-name="T3">The historical aspect of Disney’s Pocahontas is fairly low quality and that means it isn’t a reliable source of information. As true that may sound, the article </text:span><text:span text:style-name="T4">Why One Cannot Ignore Pocahontas</text:span><text:span text:style-name="T5">, </text:span><text:span text:style-name="T6">Dr. Pewewardy </text:span><text:span text:style-name="T5">writes, “</text:span><text:span text:style-name="T6">The motion picture industry has probably taught more Americans about American Indians than any other source in the teaching and learning process of American children”, and I don’t think I’d agure that. </text:span><text:span text:style-name="T7">According to Dr. Pewewardy, the legend of Pocahontas gets lured onto a ship and is held captive for quite some time, and then is converted to Christianity and eventually marries a British man named “John Rolfe” and sails off to England. From what I could observe in the movie, the entire story line doesn’t relate to the legend of Pocahontas at all. The man she meets in the movie is John Smith and she never even takes off her skimpy skirt to wear English attire. Her relationship with John Smith was quick and pure lustful. Their relationship doesn’t even result in her leaving with him to England, so, their relationship was kind of pointless in terms of story telling. In the movie, she definitely disregarded the option to marry someone within the tribe, but the legend says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2:57:34.048533677</meta:creation-date>
    <dc:date>2019-10-07T21:30:01.441630758</dc:date>
    <meta:editing-duration>PT14M45S</meta:editing-duration>
    <meta:editing-cycles>2</meta:editing-cycles>
    <meta:generator>LibreOffice/6.2.6.2$Linux_X86_64 LibreOffice_project/20$Build-2</meta:generator>
    <meta:document-statistic meta:table-count="0" meta:image-count="0" meta:object-count="0" meta:page-count="1" meta:paragraph-count="9" meta:word-count="441" meta:character-count="2651" meta:non-whitespace-character-count="2215"/>
  </office:meta>
</office:document-meta>
</file>